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subtitle">
      <style:graphic-properties draw:fill-color="#ffffff" draw:auto-grow-height="true" fo:min-height="17.941cm"/>
    </style:style>
    <style:style style:name="pr3" style:family="presentation" style:parent-style-name="Default-subtitle">
      <style:graphic-properties draw:fill-color="#ffffff" fo:min-height="17.94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subtitle">
      <style:graphic-properties draw:fill-color="#ffffff" draw:auto-grow-height="true" fo:min-height="13.864cm"/>
    </style:style>
    <style:style style:name="pr8" style:family="presentation" style:parent-style-name="Default-subtitle">
      <style:graphic-properties draw:fill-color="#ffffff" fo:min-height="13.863cm"/>
    </style:style>
    <style:style style:name="P1" style:family="paragraph">
      <style:text-properties fo:font-size="20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2" draw:text-style-name="P2" draw:layer="layout" svg:width="25.191cm" svg:height="17.941cm" svg:x="1.399cm" svg:y="0.837cm" presentation:class="subtitle">
          <draw:text-box>
            <text:p text:style-name="P2"><text:span text:style-name="T1">Cfengine vs Puppet vs Chef</text:span></text:p>
            <text:p text:style-name="P2"><text:span text:style-name="T1">Ron Toland</text:span></text:p>
            <text:p text:style-name="P2"><text:span text:style-name="T1">SCALE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7.941cm" svg:x="1.399cm" svg:y="0.837cm" presentation:class="subtitle">
          <draw:text-box>
            <text:p text:style-name="P2"><text:span text:style-name="T1">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draw:frame presentation:style-name="pr3" draw:text-style-name="P2" draw:layer="layout" svg:width="25.191cm" svg:height="17.941cm" svg:x="1.399cm" svg:y="0.837cm" presentation:class="subtitle">
          <draw:text-box>
            <text:p text:style-name="P2"><text:span text:style-name="T1">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ommon Features</text:p>
          </draw:text-box>
        </draw:frame>
        <draw:frame presentation:style-name="pr6" draw:layer="layout" svg:width="25.191cm" svg:height="13.864cm" svg:x="1.399cm" svg:y="4.915cm" presentation:class="outline">
          <draw:text-box>
            <text:list text:style-name="L2">
              <text:list-item>
                <text:p>Flexible</text:p>
              </text:list-item>
              <text:list-item>
                <text:p>Configuration as Code</text:p>
              </text:list-item>
              <text:list-item>
                <text:p>Declarative DSL*<text:line-break/><text:line-break/><text:line-break/><text:line-break/><text:line-break/><text:line-break/><text:line-break/>* well, ok, not chef. but let's pret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Evaluation Criteria</text:p>
          </draw:text-box>
        </draw:frame>
        <draw:frame presentation:style-name="pr6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2">Footprint</text:span></text:p>
              </text:list-item>
              <text:list-item>
                <text:p>Scalability</text:p>
              </text:list-item>
              <text:list-item>
                <text:p>Documentation</text:p>
              </text:list-item>
              <text:list-item>
                <text:p>Learning Cur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fengine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Footprint: 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fengine</text:span></text:p>
          </draw:text-box>
        </draw:frame>
        <draw:frame presentation:style-name="pr8" draw:text-style-name="P2" draw:layer="layout" svg:width="25.191cm" svg:height="13.863cm" svg:x="1.399cm" svg:y="4.915cm" presentation:class="subtitle" presentation:user-transformed="true">
          <draw:text-box>
            <text:p text:style-name="P2"><text:span text:style-name="T1">Scalability: Hi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fengine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Documentation: Terr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0">
        <office:forms form:automatic-focus="false" form:apply-design-mode="false"/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fengine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Learning Curve: Painf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Puppet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Footprint: Rub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0">
        <office:forms form:automatic-focus="false" form:apply-design-mode="false"/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Puppet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Scalability: Trick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0">
        <office:forms form:automatic-focus="false" form:apply-design-mode="false"/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Puppet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Documentation: Excell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Puppet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Learning Curve: Gent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hef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Footprint: Ruby + Fri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hef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Scalability: Y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hef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Documentation: 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0">
        <draw:frame presentation:style-name="pr5" draw:text-style-name="P3" draw:layer="layout" svg:width="25.191cm" svg:height="3.507cm" svg:x="1.399cm" svg:y="0.837cm" presentation:class="title">
          <draw:text-box>
            <text:p text:style-name="P3"><text:span text:style-name="T3">Chef</text:span></text:p>
          </draw:text-box>
        </draw:frame>
        <draw:frame presentation:style-name="pr7" draw:text-style-name="P2" draw:layer="layout" svg:width="25.191cm" svg:height="13.864cm" svg:x="1.399cm" svg:y="4.915cm" presentation:class="subtitle">
          <draw:text-box>
            <text:p text:style-name="P2"><text:span text:style-name="T1">Learning Curve: Mode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frame presentation:style-name="pr2" draw:text-style-name="P2" draw:layer="layout" svg:width="25.191cm" svg:height="17.941cm" svg:x="1.399cm" svg:y="0.837cm" presentation:class="subtitle">
          <draw:text-box>
            <text:p text:style-name="P2"><text:span text:style-name="T1">Recommend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>
        <draw:frame presentation:style-name="pr2" draw:text-style-name="P2" draw:layer="layout" svg:width="25.191cm" svg:height="17.941cm" svg:x="1.399cm" svg:y="0.837cm" presentation:class="subtitle">
          <draw:text-box>
            <text:p text:style-name="P2"><text:span text:style-name="T1">Small to Mid Scale: </text:span><text:span text:style-name="T4">Pupp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draw:frame presentation:style-name="pr2" draw:text-style-name="P2" draw:layer="layout" svg:width="25.191cm" svg:height="17.941cm" svg:x="1.399cm" svg:y="0.837cm" presentation:class="subtitle">
          <draw:text-box>
            <text:p text:style-name="P2"><text:span text:style-name="T1">Mid to Large Scale: </text:span><text:span text:style-name="T5">Ch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draw:frame presentation:style-name="pr2" draw:text-style-name="P2" draw:layer="layout" svg:width="25.191cm" svg:height="17.941cm" svg:x="1.399cm" svg:y="0.837cm" presentation:class="subtitle">
          <draw:text-box>
            <text:p text:style-name="P2"><text:span text:style-name="T1">Job Security: </text:span><text:span text:style-name="T5">Cfeng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Further Reading</text:p>
          </draw:text-box>
        </draw:frame>
        <draw:frame presentation:style-name="pr6" draw:layer="layout" svg:width="25.191cm" svg:height="13.864cm" svg:x="1.399cm" svg:y="4.915cm" presentation:class="outline">
          <draw:text-box>
            <text:list text:style-name="L2">
              <text:list-item>
                <text:p>Cfengine: http://cfengine.com/ </text:p>
              </text:list-item>
              <text:list-item>
                <text:p>Puppet: https://puppetlabs.com/</text:p>
              </text:list-item>
              <text:list-item>
                <text:p>Pro Puppet, Turnbull &amp; McCune </text:p>
              </text:list-item>
              <text:list-item>
                <text:p>Chef: http://www.opscode.com/chef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4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n Toland</meta:initial-creator>
    <meta:creation-date>2013-02-19T17:54:50</meta:creation-date>
    <dc:date>2013-02-24T10:57:20</dc:date>
    <dc:creator>Ron Toland</dc:creator>
    <meta:editing-duration>P1DT2H4M47S</meta:editing-duration>
    <meta:editing-cycles>37</meta:editing-cycles>
    <meta:generator>LibreOffice/3.4$Unix LibreOffice_project/340m1$Build-402</meta:generator>
    <meta:document-statistic meta:object-count="104"/>
  </office:meta>
</office:document-meta>
</file>